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/>
    </style:style>
    <style:style style:name="TableColumn3" style:family="table-column">
      <style:table-column-properties style:column-width="6.1152in"/>
    </style:style>
    <style:style style:name="Table2" style:family="table">
      <style:table-properties style:width="6.1152in" fo:margin-left="0in" table:align="left"/>
    </style:style>
    <style:style style:name="TableRow4" style:family="table-row">
      <style:table-row-properties style:min-row-height="0.3076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7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8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9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10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11" style:parent-style-name="Normaali" style:family="paragraph">
      <style:paragraph-properties fo:margin-bottom="0in" fo:line-height="100%"/>
      <style:text-properties fo:font-weight="bold" style:font-weight-asian="bold" style:font-weight-complex="bold" fo:language="en" fo:country="FI"/>
    </style:style>
    <style:style style:name="TableRow12" style:family="table-row">
      <style:table-row-properties style:min-row-height="0.462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ali" style:family="paragraph">
      <style:paragraph-properties fo:margin-bottom="0in" fo:line-height="100%"/>
      <style:text-properties fo:language="en" fo:country="FI"/>
    </style:style>
    <style:style style:name="P15" style:parent-style-name="Normaali" style:family="paragraph">
      <style:paragraph-properties fo:margin-bottom="0in" fo:line-height="100%"/>
      <style:text-properties fo:language="en" fo:country="FI"/>
    </style:style>
    <style:style style:name="TableRow16" style:family="table-row">
      <style:table-row-properties style:min-row-height="0.359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ali" style:family="paragraph">
      <style:paragraph-properties fo:margin-bottom="0in" fo:line-height="100%"/>
      <style:text-properties fo:language="en" fo:country="FI"/>
    </style:style>
    <style:style style:name="P19" style:parent-style-name="Normaali" style:family="paragraph">
      <style:paragraph-properties fo:margin-bottom="0in" fo:line-height="100%"/>
      <style:text-properties fo:language="en" fo:country="FI"/>
    </style:style>
    <style:style style:name="TableRow20" style:family="table-row">
      <style:table-row-properties style:min-row-height="0.3576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ali" style:family="paragraph">
      <style:paragraph-properties fo:margin-bottom="0in" fo:line-height="100%"/>
      <style:text-properties fo:language="en" fo:country="FI"/>
    </style:style>
    <style:style style:name="P23" style:parent-style-name="Normaali" style:family="paragraph">
      <style:paragraph-properties fo:margin-bottom="0in" fo:line-height="100%"/>
      <style:text-properties fo:language="en" fo:country="FI"/>
    </style:style>
    <style:style style:name="TableRow24" style:family="table-row">
      <style:table-row-properties style:min-row-height="0.3736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ali" style:family="paragraph">
      <style:paragraph-properties fo:margin-bottom="0in" fo:line-height="100%"/>
      <style:text-properties fo:language="en" fo:country="FI"/>
    </style:style>
    <style:style style:name="P27" style:parent-style-name="Normaali" style:family="paragraph">
      <style:paragraph-properties fo:margin-bottom="0in" fo:line-height="100%"/>
      <style:text-properties fo:language="en" fo:country="FI"/>
    </style:style>
    <style:style style:name="TableRow28" style:family="table-row">
      <style:table-row-properties style:min-row-height="0.3847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ali" style:family="paragraph">
      <style:paragraph-properties fo:margin-bottom="0in" fo:line-height="100%"/>
      <style:text-properties fo:language="en" fo:country="FI"/>
    </style:style>
    <style:style style:name="P31" style:parent-style-name="Normaali" style:family="paragraph">
      <style:paragraph-properties fo:margin-bottom="0in" fo:line-height="100%"/>
      <style:text-properties fo:language="en" fo:country="FI"/>
    </style:style>
    <style:style style:name="TableRow32" style:family="table-row">
      <style:table-row-properties style:min-row-height="0.3951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ali" style:family="paragraph">
      <style:paragraph-properties fo:margin-bottom="0in" fo:line-height="100%"/>
      <style:text-properties fo:language="en" fo:country="FI"/>
    </style:style>
    <style:style style:name="P35" style:parent-style-name="Normaali" style:family="paragraph">
      <style:paragraph-properties fo:margin-bottom="0in" fo:line-height="100%"/>
      <style:text-properties fo:language="en" fo:country="FI"/>
    </style:style>
    <style:style style:name="TableColumn37" style:family="table-column">
      <style:table-column-properties style:column-width="6.1152in"/>
    </style:style>
    <style:style style:name="Table36" style:family="table">
      <style:table-properties style:width="6.1152in" fo:margin-left="0in" table:align="left"/>
    </style:style>
    <style:style style:name="TableRow38" style:family="table-row">
      <style:table-row-properties style:min-row-height="0.3076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41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42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43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44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45" style:parent-style-name="Normaali" style:family="paragraph">
      <style:paragraph-properties fo:margin-bottom="0in" fo:line-height="100%"/>
      <style:text-properties fo:font-weight="bold" style:font-weight-asian="bold" style:font-weight-complex="bold" fo:language="en" fo:country="FI"/>
    </style:style>
    <style:style style:name="TableRow46" style:family="table-row">
      <style:table-row-properties style:min-row-height="0.462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ali" style:family="paragraph">
      <style:paragraph-properties fo:margin-bottom="0in" fo:line-height="100%"/>
      <style:text-properties fo:language="en" fo:country="FI"/>
    </style:style>
    <style:style style:name="P49" style:parent-style-name="Normaali" style:family="paragraph">
      <style:paragraph-properties fo:margin-bottom="0in" fo:line-height="100%"/>
      <style:text-properties fo:language="en" fo:country="FI"/>
    </style:style>
    <style:style style:name="TableRow50" style:family="table-row">
      <style:table-row-properties style:min-row-height="0.359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ali" style:family="paragraph">
      <style:paragraph-properties fo:margin-bottom="0in" fo:line-height="100%"/>
      <style:text-properties fo:language="en" fo:country="FI"/>
    </style:style>
    <style:style style:name="P53" style:parent-style-name="Normaali" style:family="paragraph">
      <style:paragraph-properties fo:margin-bottom="0in" fo:line-height="100%"/>
      <style:text-properties fo:language="en" fo:country="FI"/>
    </style:style>
    <style:style style:name="TableRow54" style:family="table-row">
      <style:table-row-properties style:min-row-height="0.3576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ali" style:family="paragraph">
      <style:paragraph-properties fo:margin-bottom="0in" fo:line-height="100%"/>
      <style:text-properties fo:language="en" fo:country="FI"/>
    </style:style>
    <style:style style:name="P57" style:parent-style-name="Normaali" style:family="paragraph">
      <style:paragraph-properties fo:margin-bottom="0in" fo:line-height="100%"/>
      <style:text-properties fo:language="en" fo:country="FI"/>
    </style:style>
    <style:style style:name="TableRow58" style:family="table-row">
      <style:table-row-properties style:min-row-height="0.3736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ali" style:family="paragraph">
      <style:paragraph-properties fo:margin-bottom="0in" fo:line-height="100%"/>
      <style:text-properties fo:language="en" fo:country="FI"/>
    </style:style>
    <style:style style:name="P61" style:parent-style-name="Normaali" style:family="paragraph">
      <style:paragraph-properties fo:margin-bottom="0in" fo:line-height="100%"/>
      <style:text-properties fo:language="en" fo:country="FI"/>
    </style:style>
    <style:style style:name="TableRow62" style:family="table-row">
      <style:table-row-properties style:min-row-height="0.3847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ali" style:family="paragraph">
      <style:paragraph-properties fo:margin-bottom="0in" fo:line-height="100%"/>
      <style:text-properties fo:language="en" fo:country="FI"/>
    </style:style>
    <style:style style:name="P65" style:parent-style-name="Normaali" style:family="paragraph">
      <style:paragraph-properties fo:margin-bottom="0in" fo:line-height="100%"/>
      <style:text-properties fo:language="en" fo:country="FI"/>
    </style:style>
    <style:style style:name="TableRow66" style:family="table-row">
      <style:table-row-properties style:min-row-height="0.3951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ali" style:family="paragraph">
      <style:paragraph-properties fo:margin-bottom="0in" fo:line-height="100%"/>
      <style:text-properties fo:language="en" fo:country="FI"/>
    </style:style>
    <style:style style:name="P69" style:parent-style-name="Normaali" style:family="paragraph">
      <style:paragraph-properties fo:margin-bottom="0in" fo:line-height="100%"/>
      <style:text-properties fo:language="en" fo:country="FI"/>
    </style:style>
    <style:style style:name="TableColumn71" style:family="table-column">
      <style:table-column-properties style:column-width="6.1152in"/>
    </style:style>
    <style:style style:name="Table70" style:family="table">
      <style:table-properties style:width="6.1152in" fo:margin-left="0in" table:align="left"/>
    </style:style>
    <style:style style:name="TableRow72" style:family="table-row">
      <style:table-row-properties style:min-row-height="0.3076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75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76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77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78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79" style:parent-style-name="Normaali" style:family="paragraph">
      <style:paragraph-properties fo:margin-bottom="0in" fo:line-height="100%"/>
      <style:text-properties fo:font-weight="bold" style:font-weight-asian="bold" style:font-weight-complex="bold" fo:language="en" fo:country="FI"/>
    </style:style>
    <style:style style:name="TableRow80" style:family="table-row">
      <style:table-row-properties style:min-row-height="0.462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ali" style:family="paragraph">
      <style:paragraph-properties fo:margin-bottom="0in" fo:line-height="100%"/>
      <style:text-properties fo:language="en" fo:country="FI"/>
    </style:style>
    <style:style style:name="P83" style:parent-style-name="Normaali" style:family="paragraph">
      <style:paragraph-properties fo:margin-bottom="0in" fo:line-height="100%"/>
      <style:text-properties fo:language="en" fo:country="FI"/>
    </style:style>
    <style:style style:name="TableRow84" style:family="table-row">
      <style:table-row-properties style:min-row-height="0.359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ali" style:family="paragraph">
      <style:paragraph-properties fo:margin-bottom="0in" fo:line-height="100%"/>
      <style:text-properties fo:language="en" fo:country="FI"/>
    </style:style>
    <style:style style:name="P87" style:parent-style-name="Normaali" style:family="paragraph">
      <style:paragraph-properties fo:margin-bottom="0in" fo:line-height="100%"/>
      <style:text-properties fo:language="en" fo:country="FI"/>
    </style:style>
    <style:style style:name="TableRow88" style:family="table-row">
      <style:table-row-properties style:min-row-height="0.3576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ali" style:family="paragraph">
      <style:paragraph-properties fo:margin-bottom="0in" fo:line-height="100%"/>
      <style:text-properties fo:language="en" fo:country="FI"/>
    </style:style>
    <style:style style:name="P91" style:parent-style-name="Normaali" style:family="paragraph">
      <style:paragraph-properties fo:margin-bottom="0in" fo:line-height="100%"/>
      <style:text-properties fo:language="en" fo:country="FI"/>
    </style:style>
    <style:style style:name="TableRow92" style:family="table-row">
      <style:table-row-properties style:min-row-height="0.3736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ali" style:family="paragraph">
      <style:paragraph-properties fo:margin-bottom="0in" fo:line-height="100%"/>
      <style:text-properties fo:language="en" fo:country="FI"/>
    </style:style>
    <style:style style:name="P95" style:parent-style-name="Normaali" style:family="paragraph">
      <style:paragraph-properties fo:margin-bottom="0in" fo:line-height="100%"/>
      <style:text-properties fo:language="en" fo:country="FI"/>
    </style:style>
    <style:style style:name="TableRow96" style:family="table-row">
      <style:table-row-properties style:min-row-height="0.3847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ali" style:family="paragraph">
      <style:paragraph-properties fo:margin-bottom="0in" fo:line-height="100%"/>
      <style:text-properties fo:language="en" fo:country="FI"/>
    </style:style>
    <style:style style:name="P99" style:parent-style-name="Normaali" style:family="paragraph">
      <style:paragraph-properties fo:margin-bottom="0in" fo:line-height="100%"/>
      <style:text-properties fo:language="en" fo:country="FI"/>
    </style:style>
    <style:style style:name="TableRow100" style:family="table-row">
      <style:table-row-properties style:min-row-height="0.3951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ali" style:family="paragraph">
      <style:paragraph-properties fo:margin-bottom="0in" fo:line-height="100%"/>
      <style:text-properties fo:language="en" fo:country="FI"/>
    </style:style>
    <style:style style:name="P103" style:parent-style-name="Normaali" style:family="paragraph">
      <style:paragraph-properties fo:margin-bottom="0in" fo:line-height="100%"/>
      <style:text-properties fo:language="en" fo:country="FI"/>
    </style:style>
    <style:style style:name="TableColumn105" style:family="table-column">
      <style:table-column-properties style:column-width="6.1152in"/>
    </style:style>
    <style:style style:name="Table104" style:family="table">
      <style:table-properties style:width="6.1152in" fo:margin-left="0in" table:align="left"/>
    </style:style>
    <style:style style:name="TableRow106" style:family="table-row">
      <style:table-row-properties style:min-row-height="0.3076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109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110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111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112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113" style:parent-style-name="Normaali" style:family="paragraph">
      <style:paragraph-properties fo:margin-bottom="0in" fo:line-height="100%"/>
      <style:text-properties fo:font-weight="bold" style:font-weight-asian="bold" style:font-weight-complex="bold" fo:language="en" fo:country="FI"/>
    </style:style>
    <style:style style:name="TableRow114" style:family="table-row">
      <style:table-row-properties style:min-row-height="0.4625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ali" style:family="paragraph">
      <style:paragraph-properties fo:margin-bottom="0in" fo:line-height="100%"/>
      <style:text-properties fo:language="en" fo:country="FI"/>
    </style:style>
    <style:style style:name="P117" style:parent-style-name="Normaali" style:family="paragraph">
      <style:paragraph-properties fo:margin-bottom="0in" fo:line-height="100%"/>
      <style:text-properties fo:language="en" fo:country="FI"/>
    </style:style>
    <style:style style:name="TableRow118" style:family="table-row">
      <style:table-row-properties style:min-row-height="0.359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ali" style:family="paragraph">
      <style:paragraph-properties fo:margin-bottom="0in" fo:line-height="100%"/>
      <style:text-properties fo:language="en" fo:country="FI"/>
    </style:style>
    <style:style style:name="P121" style:parent-style-name="Normaali" style:family="paragraph">
      <style:paragraph-properties fo:margin-bottom="0in" fo:line-height="100%"/>
      <style:text-properties fo:language="en" fo:country="FI"/>
    </style:style>
    <style:style style:name="TableRow122" style:family="table-row">
      <style:table-row-properties style:min-row-height="0.3576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ali" style:family="paragraph">
      <style:paragraph-properties fo:margin-bottom="0in" fo:line-height="100%"/>
      <style:text-properties fo:language="en" fo:country="FI"/>
    </style:style>
    <style:style style:name="P125" style:parent-style-name="Normaali" style:family="paragraph">
      <style:paragraph-properties fo:margin-bottom="0in" fo:line-height="100%"/>
      <style:text-properties fo:language="en" fo:country="FI"/>
    </style:style>
    <style:style style:name="TableRow126" style:family="table-row">
      <style:table-row-properties style:min-row-height="0.3736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ali" style:family="paragraph">
      <style:paragraph-properties fo:margin-bottom="0in" fo:line-height="100%"/>
      <style:text-properties fo:language="en" fo:country="FI"/>
    </style:style>
    <style:style style:name="P129" style:parent-style-name="Normaali" style:family="paragraph">
      <style:paragraph-properties fo:margin-bottom="0in" fo:line-height="100%"/>
      <style:text-properties fo:language="en" fo:country="FI"/>
    </style:style>
    <style:style style:name="TableRow130" style:family="table-row">
      <style:table-row-properties style:min-row-height="0.3847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ali" style:family="paragraph">
      <style:paragraph-properties fo:margin-bottom="0in" fo:line-height="100%"/>
      <style:text-properties fo:language="en" fo:country="FI"/>
    </style:style>
    <style:style style:name="P133" style:parent-style-name="Normaali" style:family="paragraph">
      <style:paragraph-properties fo:margin-bottom="0in" fo:line-height="100%"/>
      <style:text-properties fo:language="en" fo:country="FI"/>
    </style:style>
    <style:style style:name="TableRow134" style:family="table-row">
      <style:table-row-properties style:min-row-height="0.3951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ali" style:family="paragraph">
      <style:paragraph-properties fo:margin-bottom="0in" fo:line-height="100%"/>
      <style:text-properties fo:language="en" fo:country="FI"/>
    </style:style>
    <style:style style:name="P137" style:parent-style-name="Normaali" style:family="paragraph">
      <style:paragraph-properties fo:margin-bottom="0in" fo:line-height="100%"/>
      <style:text-properties fo:language="en" fo:country="FI"/>
    </style:style>
    <style:style style:name="TableColumn139" style:family="table-column">
      <style:table-column-properties style:column-width="6.1152in"/>
    </style:style>
    <style:style style:name="Table138" style:family="table">
      <style:table-properties style:width="6.1152in" fo:margin-left="0in" table:align="left"/>
    </style:style>
    <style:style style:name="TableRow140" style:family="table-row">
      <style:table-row-properties style:min-row-height="0.3076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143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144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145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146" style:parent-style-name="Normaali" style:family="paragraph">
      <style:paragraph-properties fo:text-align="center" fo:margin-bottom="0in" fo:line-height="100%"/>
      <style:text-properties fo:font-weight="bold" style:font-weight-asian="bold" style:font-weight-complex="bold" fo:language="en" fo:country="FI"/>
    </style:style>
    <style:style style:name="P147" style:parent-style-name="Normaali" style:family="paragraph">
      <style:paragraph-properties fo:margin-bottom="0in" fo:line-height="100%"/>
      <style:text-properties fo:font-weight="bold" style:font-weight-asian="bold" style:font-weight-complex="bold" fo:language="en" fo:country="FI"/>
    </style:style>
    <style:style style:name="TableRow148" style:family="table-row">
      <style:table-row-properties style:min-row-height="0.4625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ali" style:family="paragraph">
      <style:paragraph-properties fo:margin-bottom="0in" fo:line-height="100%"/>
      <style:text-properties fo:language="en" fo:country="FI"/>
    </style:style>
    <style:style style:name="P151" style:parent-style-name="Normaali" style:family="paragraph">
      <style:paragraph-properties fo:margin-bottom="0in" fo:line-height="100%"/>
      <style:text-properties fo:language="en" fo:country="FI"/>
    </style:style>
    <style:style style:name="TableRow152" style:family="table-row">
      <style:table-row-properties style:min-row-height="0.359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ali" style:family="paragraph">
      <style:paragraph-properties fo:margin-bottom="0in" fo:line-height="100%"/>
      <style:text-properties fo:language="en" fo:country="FI"/>
    </style:style>
    <style:style style:name="P155" style:parent-style-name="Normaali" style:family="paragraph">
      <style:paragraph-properties fo:margin-bottom="0in" fo:line-height="100%"/>
      <style:text-properties fo:language="en" fo:country="FI"/>
    </style:style>
    <style:style style:name="TableRow156" style:family="table-row">
      <style:table-row-properties style:min-row-height="0.3576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ali" style:family="paragraph">
      <style:paragraph-properties fo:margin-bottom="0in" fo:line-height="100%"/>
      <style:text-properties fo:language="en" fo:country="FI"/>
    </style:style>
    <style:style style:name="P159" style:parent-style-name="Normaali" style:family="paragraph">
      <style:paragraph-properties fo:margin-bottom="0in" fo:line-height="100%"/>
      <style:text-properties fo:language="en" fo:country="FI"/>
    </style:style>
    <style:style style:name="TableRow160" style:family="table-row">
      <style:table-row-properties style:min-row-height="0.3736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ali" style:family="paragraph">
      <style:paragraph-properties fo:margin-bottom="0in" fo:line-height="100%"/>
      <style:text-properties fo:language="en" fo:country="FI"/>
    </style:style>
    <style:style style:name="P163" style:parent-style-name="Normaali" style:family="paragraph">
      <style:paragraph-properties fo:margin-bottom="0in" fo:line-height="100%"/>
      <style:text-properties fo:language="en" fo:country="FI"/>
    </style:style>
    <style:style style:name="TableRow164" style:family="table-row">
      <style:table-row-properties style:min-row-height="0.3847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ali" style:family="paragraph">
      <style:paragraph-properties fo:margin-bottom="0in" fo:line-height="100%"/>
      <style:text-properties fo:language="en" fo:country="FI"/>
    </style:style>
    <style:style style:name="P167" style:parent-style-name="Normaali" style:family="paragraph">
      <style:paragraph-properties fo:margin-bottom="0in" fo:line-height="100%"/>
      <style:text-properties fo:language="en" fo:country="FI"/>
    </style:style>
    <style:style style:name="TableRow168" style:family="table-row">
      <style:table-row-properties style:min-row-height="0.3951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ali" style:family="paragraph">
      <style:paragraph-properties fo:margin-bottom="0in" fo:line-height="100%"/>
      <style:text-properties fo:language="en" fo:country="FI"/>
    </style:style>
    <style:style style:name="P171" style:parent-style-name="Normaali" style:family="paragraph">
      <style:paragraph-properties fo:margin-bottom="0in" fo:line-height="100%"/>
      <style:text-properties fo:language="en" fo:country="FI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Käyttötapauksen nimi</text:p>
            <text:p text:style-name="P8"/>
            <text:p text:style-name="P9"/>
            <text:p text:style-name="P10"/>
            <text:p text:style-name="P11">KÄYTTÖTAPAUS: RUUKKUKASVIT</text:p>
          </table:table-cell>
        </table:table-row>
        <table:table-row table:style-name="TableRow12">
          <table:table-cell table:style-name="TableCell13">
            <text:p text:style-name="P14"/>
            <text:p text:style-name="P15">YHTEENVETO: Käyttäjä klikkaa ruukkukasvit sivulle.<text:s/>Sivulle tulee tietoa ruukkukasveista ja kuvia.</text:p>
          </table:table-cell>
        </table:table-row>
        <table:table-row table:style-name="TableRow16">
          <table:table-cell table:style-name="TableCell17">
            <text:p text:style-name="P18"/>
            <text:p text:style-name="P19">TOIMIJAT: Asiakas.</text:p>
          </table:table-cell>
        </table:table-row>
        <table:table-row table:style-name="TableRow20">
          <table:table-cell table:style-name="TableCell21">
            <text:p text:style-name="P22"/>
            <text:p text:style-name="P23">EHDOT: Sivu latautuu, kuvat latautuu<text:s/>ja tekstit.</text:p>
          </table:table-cell>
        </table:table-row>
        <table:table-row table:style-name="TableRow24">
          <table:table-cell table:style-name="TableCell25">
            <text:p text:style-name="P26"/>
            <text:p text:style-name="P27">KUVAUS:<text:s/>Käyttäjä klikkaa ruukkukasvi sivulle.</text:p>
          </table:table-cell>
        </table:table-row>
        <table:table-row table:style-name="TableRow28">
          <table:table-cell table:style-name="TableCell29">
            <text:p text:style-name="P30"/>
            <text:p text:style-name="P31">POIKKEUKSET:<text:s/>Sivussa häiriö, ei lataudu tai ei näytä kaikkea sisältöä.</text:p>
          </table:table-cell>
        </table:table-row>
        <table:table-row table:style-name="TableRow32">
          <table:table-cell table:style-name="TableCell33">
            <text:p text:style-name="P34"/>
            <text:p text:style-name="P35">LOPPUTULOS:<text:s/>Sivusto toimii, kuvat on latautunut ja tekstit.</text:p>
          </table:table-cell>
        </table:table-row>
      </table:table>
      <text:p text:style-name="Normaali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P40"/>
            <text:p text:style-name="P41">Käyttötapauksen nimi</text:p>
            <text:p text:style-name="P42"/>
            <text:p text:style-name="P43"/>
            <text:p text:style-name="P44"/>
            <text:p text:style-name="P45">KÄYTTÖTAPAUS: SEPPELEET</text:p>
          </table:table-cell>
        </table:table-row>
        <table:table-row table:style-name="TableRow46">
          <table:table-cell table:style-name="TableCell47">
            <text:p text:style-name="P48"/>
            <text:p text:style-name="P49">YHTEENVETO: Käyttäjä klikkaa seppeleet sivulle.<text:s/>Sivulle tulee tietoa seppeleistä ja kuvia.</text:p>
          </table:table-cell>
        </table:table-row>
        <table:table-row table:style-name="TableRow50">
          <table:table-cell table:style-name="TableCell51">
            <text:p text:style-name="P52"/>
            <text:p text:style-name="P53">TOIMIJAT: Asiakas.</text:p>
          </table:table-cell>
        </table:table-row>
        <table:table-row table:style-name="TableRow54">
          <table:table-cell table:style-name="TableCell55">
            <text:p text:style-name="P56"/>
            <text:p text:style-name="P57">EHDOT: Sivu latautuu, kuvat latautuu ja tekstit.</text:p>
          </table:table-cell>
        </table:table-row>
        <table:table-row table:style-name="TableRow58">
          <table:table-cell table:style-name="TableCell59">
            <text:p text:style-name="P60"/>
            <text:p text:style-name="P61">KUVAUS: Käyttäjä klikkaa seppeleet sivulle.</text:p>
          </table:table-cell>
        </table:table-row>
        <table:table-row table:style-name="TableRow62">
          <table:table-cell table:style-name="TableCell63">
            <text:p text:style-name="P64"/>
            <text:p text:style-name="P65">POIKKEUKSET: Sivussa häiriö, ei lataudu tai ei näytä kaikkea sisältöä.</text:p>
          </table:table-cell>
        </table:table-row>
        <table:table-row table:style-name="TableRow66">
          <table:table-cell table:style-name="TableCell67">
            <text:p text:style-name="P68"/>
            <text:p text:style-name="P69">LOPPUTULOS: Sivusto toimii, kuvat on latautunut ja tekstit.</text:p>
          </table:table-cell>
        </table:table-row>
      </table:table>
      <text:p text:style-name="Normaali"/>
      <text:p text:style-name="Normaali"/>
      <text:p text:style-name="Normaali"/>
      <text:p text:style-name="Normaali"/>
      <text:p text:style-name="Normaali"/>
      <text:p text:style-name="Normaali"/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P74"/>
            <text:p text:style-name="P75">Käyttötapauksen nimi</text:p>
            <text:p text:style-name="P76"/>
            <text:p text:style-name="P77"/>
            <text:p text:style-name="P78"/>
            <text:p text:style-name="P79">KÄYTTÖTAPAUS: MORSIUSKIMPUT</text:p>
          </table:table-cell>
        </table:table-row>
        <table:table-row table:style-name="TableRow80">
          <table:table-cell table:style-name="TableCell81">
            <text:p text:style-name="P82"/>
            <text:p text:style-name="P83">YHTEENVETO: Käyttäjä klikkaa morsiuskimput sivulle. Sivulle tulee tietoa morsiuskimpuista ja kuvia.</text:p>
          </table:table-cell>
        </table:table-row>
        <table:table-row table:style-name="TableRow84">
          <table:table-cell table:style-name="TableCell85">
            <text:p text:style-name="P86"/>
            <text:p text:style-name="P87">TOIMIJAT: Asiakas.</text:p>
          </table:table-cell>
        </table:table-row>
        <table:table-row table:style-name="TableRow88">
          <table:table-cell table:style-name="TableCell89">
            <text:p text:style-name="P90"/>
            <text:p text:style-name="P91">EHDOT: Sivu latautuu, kuvat latautuu ja tekstit.</text:p>
          </table:table-cell>
        </table:table-row>
        <table:table-row table:style-name="TableRow92">
          <table:table-cell table:style-name="TableCell93">
            <text:p text:style-name="P94"/>
            <text:p text:style-name="P95">KUVAUS: Käyttäjä klikkaa morsiuskimput sivulle.</text:p>
          </table:table-cell>
        </table:table-row>
        <table:table-row table:style-name="TableRow96">
          <table:table-cell table:style-name="TableCell97">
            <text:p text:style-name="P98"/>
            <text:p text:style-name="P99">POIKKEUKSET: Sivussa häiriö, ei lataudu tai ei näytä kaikkea sisältöä.</text:p>
          </table:table-cell>
        </table:table-row>
        <table:table-row table:style-name="TableRow100">
          <table:table-cell table:style-name="TableCell101">
            <text:p text:style-name="P102"/>
            <text:p text:style-name="P103">LOPPUTULOS: Sivusto toimii, kuvat on latautunut ja tekstit.</text:p>
          </table:table-cell>
        </table:table-row>
      </table:table>
      <text:p text:style-name="Normaali"/>
      <text:p text:style-name="Normaali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/>
            <text:p text:style-name="P109">Käyttötapauksen nimi</text:p>
            <text:p text:style-name="P110"/>
            <text:p text:style-name="P111"/>
            <text:p text:style-name="P112"/>
            <text:p text:style-name="P113">KÄYTTÖTAPAUS: HAUTAJAISKUKAT</text:p>
          </table:table-cell>
        </table:table-row>
        <table:table-row table:style-name="TableRow114">
          <table:table-cell table:style-name="TableCell115">
            <text:p text:style-name="P116"/>
            <text:p text:style-name="P117">YHTEENVETO: Käyttäjä klikkaa hautajaiskukat sivulle.<text:s/>Sivulle tulee tietoa<text:s/>hautajaiskukista<text:s/>ja kuvia.</text:p>
          </table:table-cell>
        </table:table-row>
        <table:table-row table:style-name="TableRow118">
          <table:table-cell table:style-name="TableCell119">
            <text:p text:style-name="P120"/>
            <text:p text:style-name="P121">TOIMIJAT: Asiakas.</text:p>
          </table:table-cell>
        </table:table-row>
        <table:table-row table:style-name="TableRow122">
          <table:table-cell table:style-name="TableCell123">
            <text:p text:style-name="P124"/>
            <text:p text:style-name="P125">EHDOT: Sivu latautuu, kuvat latautuu ja tekstit.</text:p>
          </table:table-cell>
        </table:table-row>
        <table:table-row table:style-name="TableRow126">
          <table:table-cell table:style-name="TableCell127">
            <text:p text:style-name="P128"/>
            <text:p text:style-name="P129">KUVAUS: Käyttäjä klikkaa<text:s/>hautajaiskukat<text:s/>sivulle.</text:p>
          </table:table-cell>
        </table:table-row>
        <table:table-row table:style-name="TableRow130">
          <table:table-cell table:style-name="TableCell131">
            <text:p text:style-name="P132"/>
            <text:p text:style-name="P133">POIKKEUKSET: Sivussa häiriö, ei lataudu tai ei näytä kaikkea sisältöä.</text:p>
          </table:table-cell>
        </table:table-row>
        <table:table-row table:style-name="TableRow134">
          <table:table-cell table:style-name="TableCell135">
            <text:p text:style-name="P136"/>
            <text:p text:style-name="P137">LOPPUTULOS: Sivusto toimii, kuvat on latautunut ja tekstit.</text:p>
          </table:table-cell>
        </table:table-row>
      </table:table>
      <text:p text:style-name="Normaali"/>
      <text:p text:style-name="Normaali"/>
      <text:p text:style-name="Normaali"/>
      <text:p text:style-name="Normaali"/>
      <text:p text:style-name="Normaali"/>
      <text:p text:style-name="Normaali"/>
      <table:table table:style-name="Table138">
        <table:table-columns>
          <table:table-column table:style-name="TableColumn139"/>
        </table:table-columns>
        <table:table-row table:style-name="TableRow140">
          <table:table-cell table:style-name="TableCell141">
            <text:p text:style-name="P142"/>
            <text:p text:style-name="P143">Käyttötapauksen nimi</text:p>
            <text:p text:style-name="P144"/>
            <text:p text:style-name="P145"/>
            <text:p text:style-name="P146"/>
            <text:p text:style-name="P147">KÄYTTÖTAPAUS: KUKKAKIMPUT</text:p>
          </table:table-cell>
        </table:table-row>
        <table:table-row table:style-name="TableRow148">
          <table:table-cell table:style-name="TableCell149">
            <text:p text:style-name="P150"/>
            <text:p text:style-name="P151">YHTEENVETO: Käyttäjä klikkaa kukkakimput sivulle. Sivulle tulee tietoa kukkakimpuista ja kuvia.</text:p>
          </table:table-cell>
        </table:table-row>
        <table:table-row table:style-name="TableRow152">
          <table:table-cell table:style-name="TableCell153">
            <text:p text:style-name="P154"/>
            <text:p text:style-name="P155">TOIMIJAT: Asiakas.</text:p>
          </table:table-cell>
        </table:table-row>
        <table:table-row table:style-name="TableRow156">
          <table:table-cell table:style-name="TableCell157">
            <text:p text:style-name="P158"/>
            <text:p text:style-name="P159">EHDOT: Sivu latautuu, kuvat latautuu ja tekstit.</text:p>
          </table:table-cell>
        </table:table-row>
        <table:table-row table:style-name="TableRow160">
          <table:table-cell table:style-name="TableCell161">
            <text:p text:style-name="P162"/>
            <text:p text:style-name="P163">KUVAUS: Käyttäjä klikkaa kukkakimput sivulle.</text:p>
          </table:table-cell>
        </table:table-row>
        <table:table-row table:style-name="TableRow164">
          <table:table-cell table:style-name="TableCell165">
            <text:p text:style-name="P166"/>
            <text:p text:style-name="P167">POIKKEUKSET: Sivussa häiriö, ei lataudu tai ei näytä kaikkea sisältöä.</text:p>
          </table:table-cell>
        </table:table-row>
        <table:table-row table:style-name="TableRow168">
          <table:table-cell table:style-name="TableCell169">
            <text:p text:style-name="P170"/>
            <text:p text:style-name="P171">LOPPUTULOS: Sivusto toimii, kuvat on latautunut ja tekstit.</text:p>
          </table:table-cell>
        </table:table-row>
      </table:table>
      <text:p text:style-name="Normaali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Ylätunniste" style:display-name="Ylätunniste" style:family="paragraph" style:parent-style-name="Normaali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YlätunnisteChar" style:display-name="Ylätunniste Char" style:family="text" style:parent-style-name="Kappaleenoletusfontti"/>
    <style:style style:name="Alatunniste" style:display-name="Alatunniste" style:family="paragraph" style:parent-style-name="Normaali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AlatunnisteChar" style:display-name="Alatunniste Char" style:family="text" style:parent-style-name="Kappaleenoletusfontti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footer>
        <text:p text:style-name="Alatunniste"/>
        <text:p text:style-name="Alatunnist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as Tiitus Pekka Kulmala</meta:initial-creator>
    <dc:creator>Tomas Tiitus Pekka Kulmala</dc:creator>
    <meta:creation-date>2021-01-18T07:54:00Z</meta:creation-date>
    <dc:date>2021-01-18T08:27:00Z</dc:date>
    <meta:template xlink:href="Normal" xlink:type="simple"/>
    <meta:editing-cycles>1</meta:editing-cycles>
    <meta:editing-duration>PT1980S</meta:editing-duration>
    <meta:document-statistic meta:page-count="3" meta:paragraph-count="4" meta:word-count="306" meta:character-count="2051" meta:row-count="14" meta:non-whitespace-character-count="1749"/>
  </office:meta>
</office:document-meta>
</file>